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9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5cm" fo:min-width="5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7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7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7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Source Code Pro1" fo:font-size="24pt" style:font-size-asian="24pt" style:font-size-complex="24pt"/>
    </style:style>
    <style:style style:name="P4" style:family="paragraph">
      <loext:graphic-properties draw:fill="none"/>
      <style:paragraph-properties fo:text-align="center"/>
      <style:text-properties style:font-name="DejaVu Serif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Source Code Pro1" fo:font-size="18pt" style:font-size-asian="18pt" style:font-size-complex="18pt"/>
    </style:style>
    <style:style style:name="P7" style:family="paragraph">
      <loext:graphic-properties draw:fill="none" draw:fill-color="#729fcf"/>
      <style:paragraph-properties fo:text-align="start"/>
      <style:text-properties style:font-name="Source Code Pro1" fo:font-size="24pt" style:font-size-asian="24pt" style:font-size-complex="24pt"/>
    </style:style>
    <style:style style:name="P8" style:family="paragraph">
      <style:paragraph-properties fo:text-align="start"/>
      <style:text-properties style:font-name="Source Code Pro1" fo:font-size="18pt" style:font-size-asian="18pt" style:font-size-complex="18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/>
      <style:text-properties style:font-name="DejaVu Serif" fo:font-size="12pt" style:font-size-asian="12pt" style:font-size-complex="12pt"/>
    </style:style>
    <style:style style:name="T1" style:family="text">
      <style:text-properties style:font-name="Source Code Pro1" fo:font-size="24pt" style:font-size-asian="24pt" style:font-size-complex="24pt"/>
    </style:style>
    <style:style style:name="T2" style:family="text">
      <style:text-properties style:font-name="DejaVu Serif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1" fo:font-size="18pt" style:font-size-asian="18pt" style:font-size-complex="18pt"/>
    </style:style>
    <style:style style:name="T5" style:family="text">
      <style:text-properties style:font-name="Source Code Pro1" fo:font-size="15pt" style:font-size-asian="15pt" style:font-size-complex="15pt"/>
    </style:style>
    <style:style style:name="T6" style:family="text">
      <style:text-properties style:font-name="Source Code Pro1" fo:font-size="14pt" style:font-size-asian="14pt" style:font-size-complex="14pt"/>
    </style:style>
    <style:style style:name="T7" style:family="text">
      <style:text-properties style:font-name="Source Code Pro1" fo:font-size="12pt" style:font-size-asian="12pt" style:font-size-complex="12pt"/>
    </style:style>
    <style:style style:name="T8" style:family="text">
      <style:text-properties style:font-name="Source Code Pro1" fo:font-size="11pt" style:font-size-asian="11pt" style:font-size-complex="11pt"/>
    </style:style>
    <style:style style:name="T9" style:family="text">
      <style:text-properties style:font-name="Source Code Pro1" fo:font-size="13pt" style:font-size-asian="13pt" style:font-size-complex="13pt"/>
    </style:style>
    <style:style style:name="T10" style:family="text">
      <style:text-properties style:font-name="Source Code Pro1" fo:font-size="10.5pt" style:font-size-asian="10.5pt" style:font-size-complex="10.5pt"/>
    </style:style>
    <style:style style:name="T11" style:family="text">
      <style:text-properties style:font-name="Source Code Pro1" fo:font-size="10p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Source Code Pr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eerseite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l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va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else 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el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==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=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Initialisiert eine Variab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<text:span text:style-name="T3">let</text:span> something be a variabl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4">let a =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Initialisiert eine Variab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<text:span text:style-name="T3">var</text:span>iabl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4">var a =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Beendet den aktuellen Befeh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Abschluss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4">let a = 1;</text:span></text:p>
            <text:p text:style-name="P5"><text:span text:style-name="T4">a = a +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Wenn eine Bedingung zutrifft, </text:span><text:span text:style-name="T2"><text:line-break/></text:span><text:span text:style-name="T2">dann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Wenn <text:line-break/>(engl. <text:span text:style-name="T3">if</text:span>)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5">if (a == 1)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Wenn eine alternative Bedingung</text:span><text:span text:style-name="T2"><text:line-break/></text:span><text:span text:style-name="T2">zutrifft, dann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Andernfalls, wenn<text:line-break/>(engl. <text:span text:style-name="T3">else if</text:span>)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5">else if (a == 2)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Wenn die Hauptbedingung und </text:span><text:span text:style-name="T2"><text:line-break/></text:span><text:span text:style-name="T2">keine Alternativbedingung zutrifft, </text:span></text:p>
            <text:p text:style-name="P2"><text:span text:style-name="T2">dann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Andernfalls <text:line-break/>(engl. <text:span text:style-name="T3">else</text:span>)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4">else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Vergleicht zwei Werte miteinand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Doppelt Gleich (==) ist<text:line-break/> ein Vergleich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4">if (a == 1)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24.7cm">
            <text:p text:style-name="P2"><text:span text:style-name="T2">Definiert den Wert einer</text:span><text:span text:style-name="T2"><text:line-break/></text:span><text:span text:style-name="T2">Variab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2">Einmal Gleich (=) definier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26.5cm">
            <text:p text:style-name="P5"><text:span text:style-name="T4">let a = 1;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true, fal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0.1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[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{ 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6">$("button").text(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7">$("button").text("hi");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Ein Ganzzahlen-Wer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Integer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4">let a = 3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Ein binärer Wert. Entweder</text:span><text:span text:style-name="T2"><text:line-break/></text:span><text:span text:style-name="T2">wahr oder fals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Boolea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8">let a = true;</text:span></text:p>
            <text:p text:style-name="P5"><text:span text:style-name="T8">if (a == false)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Ein Fließkommazahlen-Wer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Floa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4">let a = 0.123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Eine Liste von Wert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Liste / Array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4">var a = [1, 2, 3]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Ein Datenobjekt nach dem</text:span><text:span text:style-name="T2"><text:line-break/></text:span><text:span text:style-name="T2">Key-Value-Prinzip (wie JSON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Objek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4">var a = {a:1, b:2}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$ ist eine Abkürzung für jQuer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jquery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4">$("button").text()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Springe zum button-Element und</text:span><text:span text:style-name="T2"><text:line-break/></text:span><text:span text:style-name="T2">lese den Inhalt a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Hole <text:span text:style-name="T3">Text</text:span> vom <text:span text:style-name="T3">Butt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9">let btnTxt = </text:span><text:span text:style-name="T10">$("button").text()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24.7cm">
            <text:p text:style-name="P2"><text:span text:style-name="T2">Springe zum button-Element und</text:span><text:span text:style-name="T2"><text:line-break/></text:span><text:span text:style-name="T2">schreibe den Inhalt in den Klammern</text:span><text:span text:style-name="T2"><text:line-break/></text:span><text:span text:style-name="T2">ins Ele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2">Ändere <text:span text:style-name="T3">Text</text:span> vom <text:span text:style-name="T3">Butt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26.5cm">
            <text:p text:style-name="P5"><text:span text:style-name="T7">$("button").text("hi");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let i = 1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5">if (i == 3) { ... 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i = i + 1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&lt;script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1cm" svg:height="1.8cm" svg:x="2.8cm" svg:y="17.3cm">
          <text:p text:style-name="P5"><text:span text:style-name="T11">$("button")</text:span></text:p>
          <text:p text:style-name="P5"><text:span text:style-name="T11"><text:s text:c="2"/></text:span><text:span text:style-name="T11">.on("click", </text:span><text:span text:style-name="T11"><text:line-break/></text:span><text:span text:style-name="T11"> <text:s text:c="3"/>function() { ... }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9">console.log("Hallo"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4">alert("Popup"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6">&lt;, &gt;, &lt;=, &gt;=, ==, !=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Definiert eine neue Variable „i“</text:span><text:span text:style-name="T2"><text:line-break/></text:span><text:span text:style-name="T2">und weist den Wert 1 zu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Lasse i eins sei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1">let i =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Überprüft, ob der Wert von i genau</text:span><text:span text:style-name="T2"><text:line-break/></text:span><text:span text:style-name="T2">3 ist. Falls ja, führe den Code in { }</text:span><text:span text:style-name="T2"><text:line-break/></text:span><text:span text:style-name="T2">aus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Wenn der Wert von i <text:line-break/>gleich 3 ist, dan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5">if (i == 3) { ...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Definiert den Wert von i neu. </text:span><text:span text:style-name="T2"><text:line-break/></text:span><text:span text:style-name="T2">Der neue Wert ist der aktuelle Wert</text:span><text:span text:style-name="T2"><text:line-break/></text:span><text:span text:style-name="T2">von i um 1 addiert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<text:span text:style-name="T12">Überschreibe die Variable „i“ </text:span><text:span text:style-name="T12"><text:line-break/></text:span><text:span text:style-name="T12">durch i + 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1">i = i +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JavaScript im HTML-Code schreiben</text:span><text:span text:style-name="T2"><text:line-break/></text:span><text:span text:style-name="T2">oder JS-Datei einbind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Script-Tag in HTML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8"><text:span text:style-name="T13">&lt;script src="js/my.js"&gt;</text:span><text:span text:style-name="T13"><text:line-break/></text:span><text:span text:style-name="T13">&lt;/script&gt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Bei einem Klick auf das button-</text:span><text:span text:style-name="T2"><text:line-break/></text:span><text:span text:style-name="T2">Element, führe den Code in { } a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Bei <text:span text:style-name="T3">Klick</text:span> auf Butto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11">$("button")</text:span></text:p>
            <text:p text:style-name="P5"><text:span text:style-name="T11"><text:s text:c="2"/></text:span><text:span text:style-name="T11">.on("click", </text:span><text:span text:style-name="T11"><text:line-break/></text:span><text:span text:style-name="T11"> <text:s text:c="3"/>function() { ... })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Schreibe den Inhalt in () in die</text:span><text:span text:style-name="T2"><text:line-break/></text:span><text:span text:style-name="T2">Browser-Konsole (Developer-Tools,</text:span><text:span text:style-name="T2"><text:line-break/></text:span><text:span text:style-name="T2">F1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Logge in die Konsol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9">console.log("Hallo")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Öffne ein Popup mit der </text:span></text:p>
            <text:p text:style-name="P2"><text:span text:style-name="T2">Nachrichtin (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Schlage <text:span text:style-name="T3">Alar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4">$ rm -r Ordner/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8cm" svg:height="3.5cm" svg:x="1.7cm" svg:y="23.9cm">
            <text:list text:style-name="L1">
              <text:list-item>
                <text:p text:style-name="P9"><text:span text:style-name="T2">&lt; Kleiner als</text:span></text:p>
              </text:list-item>
              <text:list-item>
                <text:p text:style-name="P9"><text:span text:style-name="T2">&gt; Größer als</text:span></text:p>
              </text:list-item>
              <text:list-item>
                <text:p text:style-name="P9"><text:span text:style-name="T2">&lt;= Kleiner gleich wie</text:span></text:p>
              </text:list-item>
              <text:list-item>
                <text:p text:style-name="P9"><text:span text:style-name="T2">&gt;= Größer oder gleich wie</text:span></text:p>
              </text:list-item>
              <text:list-item>
                <text:p text:style-name="P9"><text:span text:style-name="T2">== Genau gleich</text:span></text:p>
              </text:list-item>
              <text:list-item>
                <text:p text:style-name="P9"><text:span text:style-name="T2">!= ungleich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8cm" svg:height="1cm" svg:x="1.7cm" svg:y="22.9cm">
            <text:p text:style-name="P2">Komparatoren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8cm" svg:height="0.9cm" svg:x="1.7cm" svg:y="27.4cm">
            <text:p text:style-name="P5"><text:span text:style-name="T14">if (a &gt;= 3) { … 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9:54:51.932547468</meta:creation-date>
    <dc:date>2016-06-07T17:48:40.614529221</dc:date>
    <meta:editing-duration>PT1H19M24S</meta:editing-duration>
    <meta:editing-cycles>13</meta:editing-cycles>
    <meta:generator>LibreOffice/5.1.3.2$Linux_X86_64 LibreOffice_project/10m0$Build-2</meta:generator>
    <meta:print-date>2016-06-07T18:27:19.346368566</meta:print-date>
    <meta:document-statistic meta:object-count="168"/>
  </office:meta>
</office:document-meta>
</file>